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tab-stops>
          <style:tab-stop style:position="8.89cm"/>
        </style:tab-stops>
      </style:paragraph-properties>
      <style:text-properties style:font-name="Times New Roman" fo:language="fr" fo:country="BE" fo:font-weight="bold" style:font-weight-asian="bold" style:font-weight-complex="bold"/>
    </style:style>
    <style:style style:name="P2" style:family="paragraph" style:parent-style-name="Text_20_body">
      <style:paragraph-properties>
        <style:tab-stops>
          <style:tab-stop style:position="8.89cm"/>
        </style:tab-stops>
      </style:paragraph-properties>
      <style:text-properties style:font-name="Times New Roman" fo:language="fr" fo:country="BE" fo:font-weight="bold" style:font-weight-asian="bold" style:font-weight-complex="bold"/>
    </style:style>
    <style:style style:name="P3" style:family="paragraph" style:parent-style-name="Text_20_body">
      <style:paragraph-properties fo:margin-top="0cm" fo:margin-bottom="0.499cm"/>
    </style:style>
    <style:style style:name="P4" style:family="paragraph" style:parent-style-name="Text_20_body" style:master-page-name="First_20_Page">
      <style:paragraph-properties style:page-number="auto">
        <style:tab-stops>
          <style:tab-stop style:position="8.89cm"/>
        </style:tab-stops>
      </style:paragraph-properties>
      <style:text-properties style:font-name="Times New Roman" fo:language="fr" fo:country="B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text:soft-page-break/>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text:soft-page-break/>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text:soft-page-break/>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text:soft-page-break/>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text:soft-page-break/>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text:soft-page-break/>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text:soft-page-break/>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text:soft-page-break/>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text:soft-page-break/>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text:soft-page-break/>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text:soft-page-break/>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text:soft-page-break/>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text:soft-page-break/>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text:soft-page-break/>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text:soft-page-break/>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text:soft-page-break/>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xt:soft-page-break/>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text:soft-page-break/>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text:soft-page-break/>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text:soft-page-break/>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text:soft-page-break/>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text:soft-page-break/>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text:soft-page-break/>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text:soft-page-break/>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text:soft-page-break/>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text:soft-page-break/>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text:soft-page-break/>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text:soft-page-break/>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text:soft-page-break/>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text:soft-page-break/>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text:soft-page-break/>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2">convallis. </text:p>
      <text:p text:style-name="P3">Pellentesque dignissim cursus molestie. Pellentesque habitant morbi tristique senectus et netus et malesuada fames ac turpis egestas. Lorem ipsum dolor sit amet, consectetur adipiscing elit. Aenean egestas ultrices odio. Etiam vel urna mi. Fusce nec elit lectus, vel interdum metus. Vestibulum ullamcorper imperdiet enim, sit amet gravida est fringilla in. Integer blandit ultrices urna sit amet adipiscing. </text:p>
      <text:p text:style-name="P3">Curabitur hendrerit diam risus, pretium bibendum lectus. Proin in dui vitae sapien bibendum placerat id non arcu. Etiam sodales convallis leo et lobortis. Vestibulum condimentum diam eget dui euismod ultrices. Aliquam erat volutpat. Integer sollicitudin lacus eu nunc commodo laoreet. Vivamus vitae tincidunt urna. </text:p>
      <text:p text:style-name="P3">Phasellus at elit leo, et varius mi. Pellentesque elementum sollicitudin diam, at rhoncus lacus laoreet sed. Pellentesque consequat accumsan tincidunt. Phasellus sollicitudin lacinia lorem non fermentum. Nunc vitae cursus neque. Curabitur non quam in eros vehicula consequat. Aenean auctor commodo congue. Vivamus fermentum venenatis cursus. Vestibulum ante ipsum primis in faucibus orci luctus et ultrices posuere cubilia Curae; Nunc condimentum quam eget felis ornare tempor et eget nisl. Suspendisse cursus tempus sem. Vivamus luctus elementum porttitor. Sed egestas, odio ut sollicitudin malesuada, nunc dolor facilisis neque, id ornare ligula ante eu massa. Duis a ligula at neque varius pharetra vitae id odio. Nam condimentum feugiat arcu, sed tempus tortor eleifend sit amet. Vestibulum sed mauris leo. </text:p>
      <text:p text:style-name="P3">Mauris non erat nec mauris pulvinar aliquam. Pellentesque tempus sollicitudin adipiscing. Integer diam libero, convallis lacinia tincidunt vitae, sodales ut lorem. Cras aliquet nunc sit amet nibh blandit mollis. Vivamus purus magna, dictum vel interdum in, porttitor vitae felis. Aenean lobortis, dolor sed dapibus commodo, nulla libero dictum justo, id imperdiet mi elit sed mauris. Nullam eleifend orci et dolor pulvinar euismod. Donec eget risus mauris. Maecenas a dictum augue. In suscipit, leo ac hendrerit rutrum, sapien libero pulvinar leo, sit amet iaculis ante est id ante. Sed feugiat leo eget tortor congue id aliquet risus rhoncus. Cum sociis natoque penatibus et magnis dis parturient montes, nascetur ridiculus mus. Duis sodales tortor eu dolor auctor non pretium arcu malesuada. Fusce fermentum auctor rutrum. Class aptent taciti sociosqu ad litora torquent per conubia nostra, per inceptos himenaeos. Praesent lectus urna, consequat vitae consequat vel, convallis ut libero. </text:p>
      <text:p text:style-name="P3">Etiam tempus neque vel dui mollis a aliquam libero convallis. Vivamus et velit leo. Cras semper, tellus ut cursus euismod, urna nibh condimentum ligula, vel viverra nulla elit sit amet mauris. Nam blandit urna ut arcu gravida lacinia. Aliquam in enim dui, eu consequat enim. Integer eget nulla sapien, eu euismod tortor. Nunc accumsan neque lobortis orci aliquet vitae lobortis lorem vulputate. Class aptent taciti sociosqu ad litora torquent per conubia nostra, per inceptos himenaeos. </text:p>
      <text:p text:style-name="P3">Lorem ipsum dolor sit amet, consectetur adipiscing elit. Aenean fermentum posuere mollis. Donec dapibus tincidunt nisi sollicitudin auctor. Fusce metus lorem, condimentum vel aliquam non, hendrerit in nisl. Vestibulum vitae lorem dapibus diam ultrices sagittis. Sed orci arcu, venenatis eu posuere non, blandit eu purus. Integer sodales lobortis pretium. Class aptent taciti sociosqu ad litora torquent per conubia nostra, per inceptos himenaeos. </text:p>
      <text:p text:style-name="P3">Quisque scelerisque elementum felis sed interdum. Curabitur pulvinar iaculis arcu non pellentesque. Morbi egestas venenatis odio id auctor. Nunc interdum ornare luctus. Fusce a eleifend nibh. Proin sit amet ligula a risus vestibulum vulputate a ac enim. Donec malesuada adipiscing sem a consectetur. Aenean et sollicitudin diam. </text:p>
      <text:p text:style-name="P3">Sed volutpat elit ac tellus semper ultrices. Sed consequat neque eget augue bibendum sit amet convallis ante accumsan. Aliquam eleifend nisi vel nibh iaculis a ultricies ante sagittis. Integer ultricies tempus nisl ac varius. Mauris commodo, ante id mattis ornare, mi felis cursus nisl, ut ultricies nunc nisi sed nibh. Maecenas in purus lorem, ultricies sodales enim. Vivamus ultricies interdum feugiat. Suspendisse tincidunt libero nisl, id pulvinar neque. Vivamus feugiat, diam <text:soft-page-break/>eget ornare condimentum, eros diam commodo metus, nec luctus enim est quis tellus. Nullam suscipit cursus nisl, nec suscipit justo blandit sit amet. </text:p>
      <text:p text:style-name="P3">Nullam bibendum ipsum et dolor feugiat volutpat condimentum odio egestas. Class aptent taciti sociosqu ad litora torquent per conubia nostra, per inceptos himenaeos. Ut suscipit facilisis nisi nec vehicula. Cum sociis natoque penatibus et magnis dis parturient montes, nascetur ridiculus mus. Phasellus pharetra dui eu augue malesuada eu volutpat lacus semper. Phasellus in nisi dolor. Nunc sodales suscipit elit in hendrerit. Sed ornare, neque a euismod convallis, justo diam convallis nunc, quis pulvinar odio erat non ipsum. Ut nisl lacus, eleifend at varius quis, facilisis et magna. Cum sociis natoque penatibus et magnis dis parturient montes, nascetur ridiculus mus. Fusce volutpat dignissim urna a dapibus. </text:p>
      <text:p text:style-name="P3">Nulla a viverra leo. Cras tellus mi, mattis non dignissim a, aliquet nec urna. Nunc tincidunt vestibulum enim eget bibendum. Cras vehicula, leo eu imperdiet mollis, neque risus bibendum arcu, et faucibus lorem diam vitae sapien. Aliquam erat volutpat. Aenean ullamcorper magna eget libero auctor molestie. Morbi laoreet odio sem, sed volutpat libero. Aliquam et dolor a urna tristique varius. Morbi vel mauris id quam placerat fringilla id ut metus. Nunc dui purus, auctor ac congue in, posuere imperdiet turpis. </text:p>
      <text:p text:style-name="P3">Sed ut facilisis purus. Pellentesque habitant morbi tristique senectus et netus et malesuada fames ac turpis egestas. Aenean neque sem, pretium gravida congue ut, ullamcorper sit amet lacus. Vivamus sem dui, adipiscing id dignissim id, sodales ut est. Ut congue sollicitudin metus, at ornare eros iaculis a. Aliquam erat volutpat. In egestas commodo adipiscing. Vestibulum ante ipsum primis in faucibus orci luctus et ultrices posuere cubilia Curae; Sed vehicula commodo facilisis. Phasellus ultrices ullamcorper sodales. Aenean fermentum pharetra diam quis ullamcorper. Donec ac ipsum lorem. Nullam porttitor lacinia nisl, sit amet facilisis est congue vel. Fusce consequat, tortor quis ultricies adipiscing, mi metus mattis turpis, non vehicula elit erat id velit. In velit nulla, faucibus sit amet consectetur non, mollis eget velit. </text:p>
      <text:p text:style-name="P3">Praesent sit amet nulla augue, et laoreet dolor. Suspendisse potenti. Aliquam eu nulla turpis, at ornare tortor. Nam ullamcorper cursus venenatis. Mauris venenatis imperdiet nibh, sed suscipit lorem ultricies sed. Quisque sit amet tempus est. Nulla justo velit, posuere et ultrices vitae, aliquet eget arcu. Lorem ipsum dolor sit amet, consectetur adipiscing elit. Ut ut vestibulum sem. Integer felis arcu, pharetra in vehicula eu, porta non enim. </text:p>
      <text:p text:style-name="P3">In eget dictum urna. Morbi quis lacus quis nisi adipiscing iaculis et quis arcu. Donec et dui enim. Sed vitae mollis arcu. Donec id sapien nisi. Maecenas aliquam neque turpis, vel gravida libero. Donec id diam nulla, eu elementum nisi. Suspendisse potenti. Proin lorem nisi, molestie et commodo consectetur, molestie ut lacus. Etiam euismod facilisis mattis. Etiam quis nulla at lorem posuere feugiat eget vitae sapien. Quisque dignissim viverra molestie. Fusce mattis turpis sit amet dui mollis in scelerisque sapien dignissim. Morbi pulvinar semper tristique. </text:p>
      <text:p text:style-name="P3">Vivamus mattis felis vitae lectus tempor sodales. Sed lacinia condimentum odio, sit amet porta elit tincidunt nec. Nam nec eros quis nibh imperdiet gravida nec a est. Class aptent taciti sociosqu ad litora torquent per conubia nostra, per inceptos himenaeos. Cum sociis natoque penatibus et magnis dis parturient montes, nascetur ridiculus mus. Aenean augue sem, accumsan ac accumsan quis, hendrerit laoreet nisi. Sed venenatis dictum hendrerit. Proin et felis odio, gravida gravida tellus. Morbi in augue neque, vitae luctus sem. Proin sit amet lectus orci, facilisis pharetra erat. Vivamus fringilla elit sed nisi pellentesque sit amet iaculis justo pharetra. Sed tempor nulla ut dolor aliquam viverra. Fusce lorem nibh, auctor mollis rutrum eu, ultricies ultricies sapien. </text:p>
      <text:p text:style-name="P3">Suspendisse congue rutrum sodales. Duis eget pellentesque enim. Phasellus scelerisque ultricies tempus. Donec cursus magna ut lorem tincidunt venenatis. Praesent sapien augue, varius non elementum in, semper sit amet risus. Nulla non magna sem, ut posuere ante. Aliquam sed massa elit, in hendrerit tortor. Nullam ultrices, nibh eu iaculis ornare, tellus tellus malesuada est, id commodo orci mauris at quam. In hac habitasse platea dictumst. Aliquam erat volutpa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style:tab-stops>
          <style:tab-stop style:position="1cm" style:type="center"/>
          <style:tab-stop style:position="9.001cm" style:type="center"/>
          <style:tab-stop style:position="15.002cm" style:type="center"/>
        </style:tab-stops>
      </style:paragraph-properties>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keep-with-next="always">
        <style:tab-stops>
          <style:tab-stop style:position="4.501cm" style:type="center"/>
        </style:tab-stops>
      </style:paragraph-properties>
      <style:text-properties fo:font-size="16pt" style:font-size-asian="16pt" style:font-size-complex="16pt"/>
    </style:style>
    <style:style style:name="Heading_20_2" style:display-name="Heading 2" style:family="paragraph" style:parent-style-name="Standard" style:next-style-name="Standard" style:class="text">
      <style:paragraph-properties fo:keep-with-next="always">
        <style:tab-stops>
          <style:tab-stop style:position="4.501cm" style:type="center"/>
        </style:tab-stops>
      </style:paragraph-properties>
      <style:text-properties fo:font-size="10pt" fo:font-weight="bold" style:font-size-asian="10pt" style:font-weight-asian="bold" style:font-size-complex="10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Titre3"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égende3" style:family="paragraph" style:parent-style-name="Standard">
      <style:paragraph-properties fo:margin-top="0.212cm" fo:margin-bottom="0.212cm" text:number-lines="false" text:line-number="0"/>
      <style:text-properties style:font-name="Book Antiqua" fo:font-size="12pt" fo:font-style="italic" style:font-size-asian="12pt" style:font-style-asian="italic" style:font-name-complex="Tahoma" style:font-size-complex="12pt" style:font-style-complex="italic"/>
    </style:style>
    <style:style style:name="Titre2"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exte_20_Délibération" style:display-name="Texte Délibération" style:family="paragraph" style:parent-style-name="Standard">
      <style:text-properties fo:language="fr" fo:country="BE"/>
    </style:style>
    <style:style style:name="Commentaire1" style:family="paragraph" style:parent-style-name="Standard">
      <style:text-properties fo:font-size="10pt" style:font-size-asian="10pt" style:font-size-complex="10pt"/>
    </style:style>
    <style:style style:name="Sous-Point_20_OJ" style:display-name="Sous-Point OJ" style:family="paragraph" style:parent-style-name="Standard" style:next-style-name="Texte_20_Délibération">
      <style:text-properties style:font-name="Tahoma" fo:language="fr" fo:country="BE" fo:font-style="italic" style:text-underline-style="solid" style:text-underline-width="auto" style:text-underline-color="font-color" style:font-style-asian="italic" style:font-name-complex="Tahoma" style:font-style-complex="italic"/>
    </style:style>
    <style:style style:name="Point_20_OJ" style:display-name="Point OJ" style:family="paragraph" style:parent-style-name="Heading_20_1" style:next-style-name="Standard" style:default-outline-level="1">
      <style:paragraph-properties fo:margin="100%" fo:margin-left="0cm" fo:margin-right="0cm" fo:margin-top="0.423cm" fo:margin-bottom="0cm" fo:text-indent="0cm" style:auto-text-indent="false">
        <style:tab-stops>
          <style:tab-stop style:position="4.501cm" style:type="center"/>
        </style:tab-stops>
      </style:paragraph-properties>
      <style:text-properties style:font-name="Tahoma" fo:font-size="12pt" fo:language="fr" fo:country="BE" style:text-underline-style="solid" style:text-underline-width="auto" style:text-underline-color="font-color" fo:font-weight="bold" style:font-size-asian="12pt" style:font-weight-asian="bold" style:font-name-complex="Tahoma" style:font-size-complex="12pt" style:font-weight-complex="bold"/>
    </style:style>
    <style:style style:name="Séance" style:family="paragraph" style:parent-style-name="Heading_20_1">
      <style:paragraph-properties fo:margin-top="0.494cm" fo:margin-bottom="0.635cm"/>
      <style:text-properties style:font-name="Arial" fo:language="fr" fo:country="BE" style:text-underline-style="solid" style:text-underline-width="auto" style:text-underline-color="font-color" fo:font-weight="bold" style:letter-kerning="true" style:font-weight-asian="bold" style:font-name-complex="Arial"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494cm" fo:margin-bottom="0.494cm" fo:hyphenation-ladder-count="no-limit"/>
      <style:text-properties fo:language="fr" fo:country="BE" fo:hyphenate="true" fo:hyphenation-remain-char-count="2" fo:hyphenation-push-char-count="2"/>
    </style:style>
    <style:style style:name="retrait1" style:family="paragraph" style:parent-style-name="Standard" style:class="text">
      <style:paragraph-properties fo:margin="100%" fo:margin-left="1cm" fo:margin-right="0cm" fo:text-indent="0cm" style:auto-text-indent="false"/>
    </style:style>
    <style:style style:name="retrait2" style:family="paragraph" style:parent-style-name="retrait1" style:class="text">
      <style:paragraph-properties fo:margin="100%" fo:margin-left="2cm" fo:margin-right="0cm" fo:text-indent="0cm" style:auto-text-indent="false"/>
    </style:style>
    <style:style style:name="retrait3" style:family="paragraph" style:parent-style-name="retrait2" style:class="text">
      <style:paragraph-properties fo:margin="100%" fo:margin-left="3cm" fo:margin-right="0cm" fo:text-indent="0cm" style:auto-text-indent="false"/>
    </style:style>
    <style:style style:name="retrait4" style:family="paragraph" style:parent-style-name="retrait3" style:class="text">
      <style:paragraph-properties fo:margin="100%" fo:margin-left="4.001cm" fo:margin-right="0cm" fo:text-indent="0cm" style:auto-text-indent="false"/>
    </style:style>
    <style:style style:name="retrait5" style:family="paragraph" style:parent-style-name="retrait4" style:class="text">
      <style:paragraph-properties fo:margin="100%" fo:margin-left="5.001cm" fo:margin-right="0cm" fo:text-indent="0cm" style:auto-text-indent="false"/>
    </style:style>
    <style:style style:name="retrait6" style:family="paragraph" style:parent-style-name="retrait5" style:class="text">
      <style:paragraph-properties fo:margin="100%" fo:margin-left="6.001cm" fo:margin-right="0cm" fo:text-indent="0cm" style:auto-text-indent="false"/>
    </style:style>
    <style:style style:name="Numbering_20_Symbols" style:display-name="Numbering Symbols"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Emphasis" style:family="text" style:parent-style-name="Police_20_par_20_défaut3">
      <style:text-properties fo:font-style="italic" style:font-style-asian="italic" style:font-style-complex="italic"/>
    </style:style>
    <style:style style:name="Strong_20_Emphasis" style:display-name="Strong Emphasis" style:family="text" style:parent-style-name="Police_20_par_20_défaut3">
      <style:text-properties fo:font-weight="bold" style:font-weight-asian="bold" style:font-weight-complex="bold"/>
    </style:style>
    <style:style style:name="Police_20_par_20_défaut" style:display-name="Police par défaut" style:family="text"/>
    <style:style style:name="Police_20_par_20_défaut3" style:display-name="Police par défaut3" style:family="text"/>
    <style:style style:name="Police_20_par_20_défaut2" style:display-name="Police par défaut2"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Times New Roman" style:font-name-asian="Times New Roman" style:font-name-complex="Times New Roman"/>
    </style:style>
    <style:style style:name="WW8Num4z2"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min-label-width="1.27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369cm" fo:margin-bottom="1.369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0.999cm" fo:page-height="29.699cm" style:num-format="1" style:print-orientation="portrait" fo:margin-top="1.27cm" fo:margin-bottom="1.369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7-19T14:32:17</meta:creation-date>
    <dc:date>2012-08-08T16:08:41</dc:date>
    <dc:language>fr-FR</dc:language>
    <meta:editing-cycles>18</meta:editing-cycles>
    <meta:editing-duration>PT1H42M42S</meta:editing-duration>
    <dc:creator>Gauthier Bastien</dc:creator>
    <meta:document-statistic meta:table-count="0" meta:image-count="0" meta:object-count="0" meta:page-count="167" meta:paragraph-count="1728" meta:word-count="138780" meta:character-count="944568" meta:non-whitespace-character-count="805788"/>
    <meta:user-defined meta:name="Info 1"/>
    <meta:user-defined meta:name="Info 2"/>
    <meta:user-defined meta:name="Info 3"/>
    <meta:user-defined meta:name="Info 4"/>
  </office:meta>
</office:document-meta>
</file>